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5cm" fo:min-width="2.8cm"/>
    </style:style>
    <style:style style:name="gr2" style:family="graphic" style:parent-style-name="standard">
      <style:graphic-properties draw:textarea-horizontal-align="justify" draw:textarea-vertical-align="middle" draw:auto-grow-height="false" fo:min-height="0.95cm" fo:min-width="1.4cm"/>
    </style:style>
    <style:style style:name="gr3" style:family="graphic" style:parent-style-name="standard">
      <style:graphic-properties draw:textarea-horizontal-align="justify" draw:textarea-vertical-align="middle" draw:auto-grow-height="false" fo:min-height="0.95cm" fo:min-width="2.3cm"/>
    </style:style>
    <style:style style:name="gr4" style:family="graphic" style:parent-style-name="standard">
      <style:graphic-properties draw:textarea-horizontal-align="justify" draw:textarea-vertical-align="middle" draw:auto-grow-height="false" fo:min-height="1.35cm" fo:min-width="3cm"/>
    </style:style>
    <style:style style:name="gr5" style:family="graphic" style:parent-style-name="standard">
      <style:graphic-properties draw:textarea-horizontal-align="justify" draw:textarea-vertical-align="middle" draw:auto-grow-height="false" fo:min-height="0.95cm" fo:min-width="3.7cm"/>
    </style:style>
    <style:style style:name="gr6" style:family="graphic" style:parent-style-name="standard">
      <style:graphic-properties draw:textarea-horizontal-align="justify" draw:textarea-vertical-align="middle" draw:auto-grow-height="false" fo:min-height="0.6cm" fo:min-width="2.894cm"/>
    </style:style>
    <style:style style:name="gr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1.35cm" fo:min-width="3.5cm"/>
    </style:style>
    <style:style style:name="gr11" style:family="graphic" style:parent-style-name="standard">
      <style:graphic-properties svg:stroke-color="#ffffff" svg:stroke-opacity="0%" draw:fill-color="#ffffff" draw:opacity="0%" draw:opacity-name="" draw:textarea-horizontal-align="justify" draw:textarea-vertical-align="middle" draw:auto-grow-height="false" fo:min-height="1.15cm" fo:min-width="1.6cm"/>
    </style:style>
    <style:style style:name="P1" style:family="paragraph">
      <style:paragraph-properties fo:text-align="center"/>
      <style:text-properties fo:font-size="11pt" style:font-size-asian="11pt" style:font-size-complex="11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size="14pt"/>
    </style:style>
    <style:style style:name="P6" style:family="paragraph">
      <loext:graphic-properties draw:fill-color="#ffffff" draw:opacity="0%"/>
      <style:paragraph-properties fo:text-align="center"/>
      <style:text-properties fo:font-size="14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3" draw:id="id3" draw:layer="layout" svg:width="3.3cm" svg:height="1.2cm" svg:x="7cm" svg:y="6cm">
          <text:p text:style-name="P1"><text:span text:style-name="T1">log(Child <text:s/>mortality</text:span></text:p>
          <text:p text:style-name="P1"><text:span text:style-name="T1"><text:s/></text:span><text:span text:style-name="T1">rate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1.9cm" svg:height="1.2cm" svg:x="13.6cm" svg:y="6cm">
          <text:p text:style-name="P2"><text:span text:style-name="T2">IQ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layout" svg:width="2.8cm" svg:height="1.2cm" svg:x="10.6cm" svg:y="6cm">
          <text:p text:style-name="P2"><text:span text:style-name="T2">Life </text:span></text:p>
          <text:p text:style-name="P2"><text:span text:style-name="T2">expectancy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8" draw:id="id8" draw:layer="layout" svg:width="3.5cm" svg:height="1.6cm" svg:x="2.6cm" svg:y="11.3cm">
          <text:p text:style-name="P2">% muslims</text:p>
          <draw:enhanced-geometry svg:viewBox="0 0 21600 21600" draw:type="rectangle" draw:enhanced-path="M 0 0 L 21600 0 21600 21600 0 21600 0 0 Z N"/>
        </draw:custom-shape>
        <draw:custom-shape draw:style-name="gr5" draw:text-style-name="P3" xml:id="id1" draw:id="id1" draw:layer="layout" svg:width="4.2cm" svg:height="1.2cm" svg:x="2.6cm" svg:y="6cm">
          <text:p text:style-name="P2"><text:span text:style-name="T2">log(GDP per capita)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2" draw:id="id2" draw:layer="layout" svg:width="4.8cm" svg:height="1.2cm" svg:x="7.1cm" svg:y="8.4cm">
          <text:p text:style-name="P2">Develop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7" draw:id="id7" draw:layer="layout" svg:width="3.5cm" svg:height="1.6cm" svg:x="7.7cm" svg:y="13.7cm">
          <text:p text:style-name="P2">Preference</text:p>
          <text:p text:style-name="P2"><text:s/>ratio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4.7cm" svg:y1="7.2cm" svg:x2="9.5cm" svg:y2="8.4cm" draw:start-shape="id1" draw:start-glue-point="2" draw:end-shape="id2" svg:d="M4700 7200v600h4800v600" svg:viewBox="0 0 4801 1201">
          <text:p/>
        </draw:connector>
        <draw:connector draw:style-name="gr7" draw:text-style-name="P4" draw:layer="layout" svg:x1="8.65cm" svg:y1="7.2cm" svg:x2="9.5cm" svg:y2="8.4cm" draw:start-shape="id3" draw:start-glue-point="2" draw:end-shape="id2" draw:end-glue-point="4" svg:d="M8650 7200v600h850v600" svg:viewBox="0 0 851 1201">
          <text:p/>
        </draw:connector>
        <draw:connector draw:style-name="gr7" draw:text-style-name="P4" draw:layer="layout" svg:x1="12cm" svg:y1="7.2cm" svg:x2="9.5cm" svg:y2="8.4cm" draw:start-shape="id4" draw:start-glue-point="2" draw:end-shape="id2" svg:d="M12000 7200v600h-2500v600" svg:viewBox="0 0 2501 1201">
          <text:p/>
        </draw:connector>
        <draw:connector draw:style-name="gr7" draw:text-style-name="P4" draw:layer="layout" svg:x1="14.55cm" svg:y1="7.2cm" svg:x2="9.5cm" svg:y2="8.4cm" draw:start-shape="id5" draw:start-glue-point="2" draw:end-shape="id2" draw:end-glue-point="4" svg:d="M14550 7200v600h-5050v600" svg:viewBox="0 0 5051 1201">
          <text:p/>
        </draw:connector>
        <draw:custom-shape draw:style-name="gr4" draw:text-style-name="P2" xml:id="id6" draw:id="id6" draw:layer="layout" svg:width="3.5cm" svg:height="1.6cm" svg:x="7.7cm" svg:y="11.3cm">
          <text:p text:style-name="P2">SIGI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draw:type="line" svg:x1="9.5cm" svg:y1="9.6cm" svg:x2="9.45cm" svg:y2="11.3cm" draw:start-shape="id2" draw:start-glue-point="8" draw:end-shape="id6" draw:end-glue-point="0" svg:d="M9500 9600l-50 1700" svg:viewBox="0 0 51 1701">
          <text:p/>
        </draw:connector>
        <draw:connector draw:style-name="gr8" draw:text-style-name="P4" draw:layer="layout" draw:type="line" svg:x1="9.45cm" svg:y1="12.9cm" svg:x2="9.45cm" svg:y2="13.7cm" draw:start-shape="id6" draw:start-glue-point="2" draw:end-shape="id7" svg:d="M9450 12900v800" svg:viewBox="0 0 1 801">
          <text:p/>
        </draw:connector>
        <draw:connector draw:style-name="gr9" draw:text-style-name="P4" draw:layer="layout" svg:x1="7.1cm" svg:y1="9cm" svg:x2="4.35cm" svg:y2="11.3cm" draw:start-shape="id2" draw:start-glue-point="6" draw:end-shape="id8" svg:d="M7100 9000h-2750v2300" svg:viewBox="0 0 2751 2301">
          <text:p/>
        </draw:connector>
        <draw:connector draw:style-name="gr8" draw:text-style-name="P4" draw:layer="layout" svg:x1="6.1cm" svg:y1="12.1cm" svg:x2="7.7cm" svg:y2="12.1cm" draw:start-shape="id8" draw:start-glue-point="1" draw:end-shape="id6" draw:end-glue-point="3" svg:d="M6100 12100h1600" svg:viewBox="0 0 1601 1">
          <text:p/>
        </draw:connector>
        <draw:custom-shape draw:style-name="gr10" draw:text-style-name="P2" xml:id="id9" draw:id="id9" draw:layer="layout" svg:width="4cm" svg:height="1.6cm" svg:x="12.3cm" svg:y="13.6cm">
          <text:p text:style-name="P2">% women at</text:p>
          <text:p text:style-name="P2"><text:s/>tertiary ed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svg:x1="11.9cm" svg:y1="9cm" svg:x2="14.3cm" svg:y2="13.6cm" draw:start-shape="id2" draw:start-glue-point="10" draw:end-shape="id9" svg:d="M11900 9000h2400v4600" svg:viewBox="0 0 2401 4601">
          <text:p/>
        </draw:connector>
        <draw:custom-shape draw:style-name="gr11" draw:text-style-name="P6" draw:layer="layout" svg:width="2.1cm" svg:height="1.4cm" svg:x="13.6cm" svg:y="4.9cm">
          <text:p text:style-name="P5">0.82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2.1cm" svg:height="1.4cm" svg:x="11cm" svg:y="4.9cm">
          <text:p text:style-name="P5">0.91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2.1cm" svg:height="1.4cm" svg:x="7.8cm" svg:y="4.9cm">
          <text:p text:style-name="P5">0.98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2.1cm" svg:height="1.4cm" svg:x="3.7cm" svg:y="4.9cm">
          <text:p text:style-name="P5">0.90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2.1cm" svg:height="1.4cm" svg:x="9.4cm" svg:y="9.7cm">
          <text:p text:style-name="P5">0.52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2.1cm" svg:height="1.4cm" svg:x="4.2cm" svg:y="8.9cm">
          <text:p text:style-name="P5">-0.28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2.1cm" svg:height="1.4cm" svg:x="9.3cm" svg:y="12.6cm">
          <text:p text:style-name="P5">-0.75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2.1cm" svg:height="1.4cm" svg:x="5.9cm" svg:y="10.9cm">
          <text:p text:style-name="P5">-0.42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2.1cm" svg:height="1.4cm" svg:x="14.1cm" svg:y="9.8cm">
          <text:p text:style-name="P5">0.44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svg:x1="11.2cm" svg:y1="12.1cm" svg:x2="14.3cm" svg:y2="13.6cm" draw:start-shape="id6" draw:start-glue-point="1" draw:end-shape="id9" draw:end-glue-point="0" svg:d="M11200 12100h3100v1500" svg:viewBox="0 0 3101 1501">
          <text:p/>
        </draw:connector>
        <draw:custom-shape draw:style-name="gr11" draw:text-style-name="P6" draw:layer="layout" svg:width="2.1cm" svg:height="1.4cm" svg:x="11.6cm" svg:y="10.9cm">
          <text:p text:style-name="P5">0.19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0T16:43:08.036093155</meta:creation-date>
    <meta:editing-duration>PT4H16M8S</meta:editing-duration>
    <meta:editing-cycles>2</meta:editing-cycles>
    <meta:generator>LibreOffice/5.3.1.2$Linux_X86_64 LibreOffice_project/30m0$Build-2</meta:generator>
    <dc:date>2017-08-20T21:29:35.971385905</dc:date>
    <meta:document-statistic meta:object-count="29"/>
  </office:meta>
</office:document-meta>
</file>